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4925in" fo:margin-right="0in" fo:text-indent="0in" style:auto-text-indent="false"/>
    </style:style>
    <style:style style:name="P3" style:family="paragraph" style:parent-style-name="Standard">
      <style:paragraph-properties fo:margin-left="0.4925in" fo:margin-right="0in" fo:text-indent="0in" style:auto-text-indent="false"/>
      <style:text-properties style:font-name="Courier New"/>
    </style:style>
    <style:style style:name="P4" style:family="paragraph" style:parent-style-name="Standard">
      <style:paragraph-properties fo:margin-left="0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Standard" style:list-style-name="L1"/>
    <style:style style:name="P7" style:family="paragraph" style:parent-style-name="Standard" style:list-style-name="L1">
      <style:text-properties style:text-underline-style="non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Text_20_body" style:list-style-name="L10"/>
    <style:style style:name="P17"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style:text-position="super 58%"/>
    </style:style>
    <style:style style:name="T3" style:family="text">
      <style:text-properties style:font-name="Times New Roman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PoCA Module manual.</text:h>
      <text:p text:style-name="P5">Written by Benjamin Mampaey (<text:a xlink:type="simple" xlink:href="mailto:benjamin.mampaey@oma.be">benjamin.mampaey@oma.be</text:a>) on 5<text:span text:style-name="T2">th</text:span> March 2010.</text:p>
      <text:p text:style-name="P5">Updated by Benjamin Mampaey on 26<text:span text:style-name="T2">th</text:span> March 2010.</text:p>
      <text:p text:style-name="P5">Updated by Benjamin Mampaey on 2<text:span text:style-name="T2">nd</text:span> April 2010.</text:p>
      <text:p text:style-name="P5">Updated by Benjamin Mampaey on 25<text:span text:style-name="T2">th</text:span> June 2010.</text:p>
      <text:p text:style-name="P5">Updated by Benjamin Mampaey on 22<text:span text:style-name="T2">nd</text:span> July 2010.</text:p>
      <text:h text:style-name="Heading_20_2" text:outline-level="2">Module description.</text:h>
      <text:p text:style-name="Standard">The SPoCA module is composed of 4 programs :</text:p>
      <text:list xml:id="list861778118" text:style-name="L1">
        <text:list-item>
          <text:p text:style-name="P6">spoca.pro which is an IDL procedure. Basically it is just an IDL wrapper to call the 2 other programs, transform pixel Cartesian coordinates into HPC coordinates, and do file cleanup.</text:p>
        </text:list-item>
        <text:list-item>
          <text:p text:style-name="P6">SPoCA_HEK.x is a program written in C++. It detects Active Regions (AR) on a pair of images (171 and 195 A) and output the map of AR.</text:p>
        </text:list-item>
        <text:list-item>
          <text:p text:style-name="P6">Tracking_HEK.x is a program written in C++. It uses several maps of AR produced by SPoCA_HEK.x to track an AR through time.</text:p>
        </text:list-item>
      </text:list>
      <text:list xml:id="list1463373993" text:style-name="L1">
        <text:list-item>
          <text:p text:style-name="P7">GetRegionStats_HEK is a program written in C++. It uses one map of AR tracked by Tracking_HEK.x and the corresponding (i.e. same time of observation) image in wavelength 171A, and produces different statistics about each AR.</text:p>
        </text:list-item>
      </text:list>
      <text:p text:style-name="Standard"/>
      <text:h text:style-name="Heading_20_2" text:outline-level="2">Content of the tarball.</text:h>
      <text:list xml:id="list972104609" text:style-name="L2">
        <text:list-item>
          <text:p text:style-name="P8">rob_spoca_0.4.xml and rob_spoca.xml : xml files describing the module for the pipeline.</text:p>
        </text:list-item>
        <text:list-item>
          <text:p text:style-name="P8">hek.xsd : schema for the xml files above</text:p>
        </text:list-item>
        <text:list-item>
          <text:p text:style-name="P8">spoca.pro : The IDL module (see Module description)</text:p>
        </text:list-item>
        <text:list-item>
          <text:p text:style-name="P8">bin, cgt, classes, dsr, objects, programs, results : folders containing the C++ code (see Module description)</text:p>
        </text:list-item>
        <text:list-item>
          <text:p text:style-name="P8">SPoCA_HEK.mk, Tracking_HEK.mk, <text:span text:style-name="T1">GetRegionStats_HEK.mk</text:span> : make files for the module subprograms (see Module compilation)</text:p>
        </text:list-item>
      </text:list>
      <text:p text:style-name="Standard"/>
      <text:h text:style-name="Heading_20_2" text:outline-level="2">Module compilation.</text:h>
      <text:p text:style-name="P1">spoca.pro : </text:p>
      <text:p text:style-name="Standard">Requisites :</text:p>
      <text:list xml:id="list1923887216" text:style-name="L3">
        <text:list-item>
          <text:p text:style-name="P9">Solar Soft WCS routines</text:p>
        </text:list-item>
      </text:list>
      <text:p text:style-name="Standard">Compilation : </text:p>
      <text:p text:style-name="P2">This procedure can be compiled into a Java-IDL bridge object using the instruction stated in SDO Event Detection System (EDS) API.</text:p>
      <text:p text:style-name="P2"/>
      <text:p text:style-name="Standard">Like suggested in the aforementioned document, we have not compiled the IDL procedure so it can be done on location.</text:p>
      <text:p text:style-name="Standard"/>
      <text:p text:style-name="P1">bin/SPoCA_HEK .x :</text:p>
      <text:p text:style-name="Standard">Requisites :</text:p>
      <text:list xml:id="list1230623365" text:style-name="L4">
        <text:list-item>
          <text:p text:style-name="P10"><text:soft-page-break/>gcc version 4.4.1</text:p>
        </text:list-item>
        <text:list-item>
          <text:p text:style-name="P10">GNU Make 3.81</text:p>
        </text:list-item>
        <text:list-item>
          <text:p text:style-name="P10">cfitsio version 3.25</text:p>
        </text:list-item>
      </text:list>
      <text:p text:style-name="P4">Compilation :</text:p>
      <text:p text:style-name="P3">make -f SPoCA_HEK.mk</text:p>
      <text:p text:style-name="Standard"/>
      <text:p text:style-name="P1">bin/Tracking_HEK .x :</text:p>
      <text:p text:style-name="Standard">Requisites :</text:p>
      <text:list xml:id="list1688562611"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racking_HEK.mk</text:p>
      <text:p text:style-name="P3"/>
      <text:p text:style-name="P1">bin/GetRegionStats_HEK .x :</text:p>
      <text:p text:style-name="Standard">Requisites :</text:p>
      <text:list xml:id="list1763411333" text:continue-numbering="true" text:style-name="L5">
        <text:list-item>
          <text:p text:style-name="P11">gcc version 4.4.1</text:p>
        </text:list-item>
        <text:list-item>
          <text:p text:style-name="P11">GNU Make 3.81</text:p>
        </text:list-item>
        <text:list-item>
          <text:p text:style-name="P11">cfitsio version 3.25</text:p>
        </text:list-item>
      </text:list>
      <text:p text:style-name="Standard">Compilation :</text:p>
      <text:p text:style-name="P3">make -f <text:span text:style-name="T1">GetRegionStats</text:span>_HEK.mk</text:p>
      <text:p text:style-name="P3"/>
      <text:p text:style-name="Standard">Remark : </text:p>
      <text:list xml:id="list1594006841" text:continue-list="list1463373993" text:style-name="L6">
        <text:list-item>
          <text:p text:style-name="P12">The path to the executables of SPoCA_HEK .x, Tracking_HEK .x and <text:span text:style-name="T1">GetRegionStats_HEK .x <text:s/>must be specified as the argument cCodeLocation of the procedure</text:span> spoca.pro.</text:p>
        </text:list-item>
        <text:list-item>
          <text:p text:style-name="P12">There is a debug flag at the beginning of the module. Changing it from 0 to 1 allow to print a lot of debug information.</text:p>
        </text:list-item>
      </text:list>
      <text:p text:style-name="Standard"/>
      <text:h text:style-name="Heading_20_2" text:outline-level="2">Module Arguments.</text:h>
      <text:p text:style-name="P1">Sun images</text:p>
      <text:p text:style-name="Standard">image171, image195: in, required, type string, images filename of wavelength 171 <text:span text:style-name="T3">Å</text:span> and 195 <text:span text:style-name="T3">Å </text:span>(193 <text:span text:style-name="T3">Å</text:span> for AIA) </text:p>
      <text:p text:style-name="Standard"/>
      <text:p text:style-name="P1">Arguments general to all modules <text:span text:style-name="T1">(as specified in the document <text:s/>SDO EDS API)</text:span></text:p>
      <text:list xml:id="list1502802917" text:style-name="L7">
        <text:list-item>
          <text:p text:style-name="P13">events: out, required, type string array, see document SDO EDS API </text:p>
        </text:list-item>
        <text:list-item>
          <text:p text:style-name="P13">write_file: in, optional, type boolean, see document SDO EDS API </text:p>
        </text:list-item>
        <text:list-item>
          <text:p text:style-name="P13">error: out, required, type string array, see document SDO EDS API </text:p>
        </text:list-item>
        <text:list-item>
          <text:p text:style-name="P13">imageRejected: out, required, type boolean, see document SDO EDS API </text:p>
        </text:list-item>
        <text:list-item>
          <text:p text:style-name="P13">status: in/out, required, type struct, see document SDO EDS API </text:p>
        </text:list-item>
        <text:list-item>
          <text:p text:style-name="P13">runMode: in, required, type string, see document SDO EDS API </text:p>
        </text:list-item>
        <text:list-item>
          <text:p text:style-name="P13">inputStatusFilename: in, optional, type string, see document SDO EDS API </text:p>
        </text:list-item>
        <text:list-item>
          <text:p text:style-name="P13">outputStatusFilename: in, required, type string, see document SDO EDS API </text:p>
        </text:list-item>
        <text:list-item>
          <text:p text:style-name="P13">numActiveEvents: out, required, type integer, see document SDO EDS API </text:p>
        </text:list-item>
      </text:list>
      <text:p text:style-name="Standard"/>
      <text:p text:style-name="P1">Arguments specific to the SPoCA module</text:p>
      <text:list xml:id="list2148237519" text:style-name="L8">
        <text:list-item>
          <text:p text:style-name="P14">outputDirectory: in, required, type string, folder where spoca can store temporary files (The <text:soft-page-break/>modules manage the cleanup of old files) </text:p>
        </text:list-item>
        <text:list-item>
          <text:p text:style-name="P14"><text:bookmark-start text:name="DDE_LINK"/>w<text:bookmark-end text:name="DDE_LINK"/>riteEventsFrequency: in, required, type integer, number of seconds between events written to the HEK </text:p>
        </text:list-item>
        <text:list-item>
          <text:p text:style-name="P14">cCodeLocation: in, optional, type string, directory of the c executables</text:p>
        </text:list-item>
        <text:list-item>
          <text:p text:style-name="P14">spocaArgsPreprocessing: in, optional, type string, type of image preprocessing for spoca </text:p>
        </text:list-item>
        <text:list-item>
          <text:p text:style-name="P14">spocaArgsNumberclasses: in, optional, type string, number of classes for spoca </text:p>
        </text:list-item>
        <text:list-item>
          <text:p text:style-name="P14">spocaArgsPrecision: in, optional, type string, precision for spoca </text:p>
        </text:list-item>
        <text:list-item>
          <text:p text:style-name="P14">spocaArgsBinsize: in, optional, type string, bin size for spoca</text:p>
        </text:list-item>
        <text:list-item>
          <text:p text:style-name="P14">trackingArgsDeltat: in, optional, type string, maximal time difference between 2 images for tracking </text:p>
        </text:list-item>
        <text:list-item>
          <text:p text:style-name="P14">trackingNumberImages: in, optional, type integer, minimum number of images for the tracking</text:p>
        </text:list-item>
        <text:list-item>
          <text:p text:style-name="P14">trackingOverlap: in, optional, type integer, proportion of the number of images to overlap between tracking successive run</text:p>
        </text:list-item>
      </text:list>
      <text:p text:style-name="Standard"/>
      <text:p text:style-name="Standard">Remarks : </text:p>
      <text:list xml:id="list337835359" text:style-name="L9">
        <text:list-item>
          <text:p text:style-name="P15">outputDirectory is a directory in which the module is going to store intermediate files. So it should have write access permission on that directory. No other program or person should be allowed to write in that directory as it could disturb the module. The module takes care of the cleaning of the files in that directory.</text:p>
        </text:list-item>
        <text:list-item>
          <text:p text:style-name="P15">All sun images files passed to the module must have similar radius (1% max difference), otherwise the module will <text:s/>produce inaccurate results.</text:p>
        </text:list-item>
        <text:list-item>
          <text:p text:style-name="P15">writeEventsFrequency is the frequency in seconds to which we write events to the HEK.<text:line-break/>No events will be written before we do the first tracking.</text:p>
        </text:list-item>
      </text:list>
      <text:p text:style-name="Standard"/>
      <text:h text:style-name="Heading_20_2" text:outline-level="2">Version 0.2</text:h>
      <text:p text:style-name="Text_20_body">Bug fixes</text:p>
      <text:list xml:id="list2077880261" text:style-name="L10">
        <text:list-item>
          <text:p text:style-name="P16">Fixed Event_StartTime and Event_EndTime</text:p>
        </text:list-item>
        <text:list-item>
          <text:p text:style-name="P16">Fixed time in label of AR for the generation of the IVORN number</text:p>
        </text:list-item>
        <text:list-item>
          <text:p text:style-name="P16">Changed call to SPAWN in spoca.pro, for the reporting of errors</text:p>
        </text:list-item>
        <text:list-item>
          <text:p text:style-name="P16">Added last_color_assigned in status for tracking </text:p>
        </text:list-item>
      </text:list>
      <text:p text:style-name="Text_20_body">Improvements</text:p>
      <text:list xml:id="list1524580357" text:continue-numbering="true" text:style-name="L10">
        <text:list-item>
          <text:p text:style-name="P16">Added code for Event_C1Error and Event_C2Error</text:p>
        </text:list-item>
        <text:list-item>
          <text:p text:style-name="P16">Added program GetRegionStats_HEK.x</text:p>
        </text:list-item>
        <text:list-item>
          <text:p text:style-name="P16">Added call to GetRegionStats_HEK.x program into spoca.pro</text:p>
        </text:list-item>
        <text:list-item>
          <text:p text:style-name="P16">Test for existence and mode of spoca_bin, tracking_bin and getregionstats_bin in spoca.pro</text:p>
        </text:list-item>
        <text:list-item>
          <text:p text:style-name="P16">Implemented the 'Clear Events' runmode, to cleanup Armaps</text:p>
        </text:list-item>
      </text:list>
      <text:p text:style-name="Text_20_body"/>
      <text:h text:style-name="Heading_20_2" text:outline-level="2">Version 0.3</text:h>
      <text:p text:style-name="Text_20_body">Bug fixes</text:p>
      <text:list xml:id="list1364999474" text:continue-numbering="true" text:style-name="L10">
        <text:list-item>
          <text:p text:style-name="P16"><text:soft-page-break/>Fixed Event_StartTime and Event_EndTime, again (because of bug in the ctime library) . Now they are outputted in ccsds format</text:p>
        </text:list-item>
        <text:list-item>
          <text:p text:style-name="P16">Fixed the start time of the very first event, so it is the time of the very first image submitted</text:p>
        </text:list-item>
        <text:list-item>
          <text:p text:style-name="P16">Fixed bug in the computation of Event_C1error and <text:s text:c="2"/>Event_C2error, and moved it to <text:s/>GetRegionStats_HEK</text:p>
          <text:p text:style-name="P16"/>
        </text:list-item>
      </text:list>
      <text:p text:style-name="Text_20_body">Improvements</text:p>
      <text:list xml:id="list1301049007" text:continue-numbering="true" text:style-name="L10">
        <text:list-item>
          <text:p text:style-name="P16">Added code for areas and intensity statistics of AR</text:p>
        </text:list-item>
        <text:list-item>
          <text:p text:style-name="P16">Added a test for the quality of the pictures</text:p>
        </text:list-item>
      </text:list>
      <text:p text:style-name="Text_20_body"/>
      <text:h text:style-name="Heading_20_2" text:outline-level="2">Version 0.4</text:h>
      <text:p text:style-name="Text_20_body">Bug fixes</text:p>
      <text:list xml:id="list2040056843" text:continue-numbering="true" text:style-name="L10">
        <text:list-item>
          <text:p text:style-name="P16">Fixed bugs in GetRegionStats (Cis)</text:p>
          <text:p text:style-name="P16"/>
        </text:list-item>
      </text:list>
      <text:p text:style-name="Text_20_body">Improvements</text:p>
      <text:list xml:id="list1097834946" text:continue-numbering="true" text:style-name="L10">
        <text:list-item>
          <text:p text:style-name="P16">Change the way we do tracking. Now it is done only when we write events to the Hek.</text:p>
        </text:list-item>
        <text:list-item>
          <text:p text:style-name="P16">Added support for AIA images</text:p>
        </text:list-item>
        <text:list-item>
          <text:p text:style-name="P16">AIA images pixel values are divided by the exposure time. I would like confirmation that it is not done in level 1.5.</text:p>
        </text:list-item>
        <text:list-item>
          <text:p text:style-name="P16">Added support for Rice compressed images.</text:p>
        </text:list-item>
        <text:list-item>
          <text:p text:style-name="P16">Added required keywords in event like QUALITY, FLAT, FLAT_VER, …</text:p>
        </text:list-item>
        <text:list-item>
          <text:p text:style-name="P16">Changed xml files rob_spoca.xml and rob_spoca_0.4.xml <text:s/>for AIA values</text:p>
        </text:list-item>
      </text:list>
      <text:p text:style-name="Text_20_body"/>
      <text:h text:style-name="Heading_20_2" text:outline-level="2">Version 0.5</text:h>
      <text:p text:style-name="Text_20_body">Bug fixes</text:p>
      <text:list xml:id="list261376824" text:continue-numbering="true" text:style-name="L10">
        <text:list-item>
          <text:p text:style-name="P16"/>
          <text:p text:style-name="P16"/>
        </text:list-item>
      </text:list>
      <text:p text:style-name="Text_20_body">Improvements</text:p>
      <text:list xml:id="list1460057577" text:continue-numbering="true" text:style-name="L10">
        <text:list-item>
          <text:p text:style-name="P16">Cleanup of the outputDirectory at construct</text:p>
        </text:list-item>
        <text:list-item>
          <text:p text:style-name="P16">Added the tracking info into the events. This implies that I need to store past_events in the status structure. Because it is an array that can change size, I am overwriting the status structure. Is it a probl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njamin </meta:initial-creator>
    <meta:creation-date>2010-03-02T16:08:53</meta:creation-date>
    <meta:generator>OpenOffice.org/3.2$Unix OpenOffice.org_project/320m12$Build-9483</meta:generator>
    <dc:date>2010-07-22T15:35:40</dc:date>
    <dc:creator>benjamin </dc:creator>
    <meta:editing-duration>PT30H06M30S</meta:editing-duration>
    <meta:editing-cycles>39</meta:editing-cycles>
    <meta:document-statistic meta:table-count="0" meta:image-count="0" meta:object-count="0" meta:page-count="4" meta:paragraph-count="112" meta:word-count="1101" meta:character-count="6619"/>
  </office:meta>
</office:document-meta>
</file>